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 Awesome 5 Brands" svg:font-family="'Font Awesome 5 Brands'" style:font-pitch="variable"/>
    <style:font-face style:name="Ubuntu2" svg:font-family="Ubuntu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family-generic="swiss" style:font-pitch="variable"/>
    <style:font-face style:name="Ubuntu3" svg:font-family="Ubuntu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c81a"/>
    </style:style>
    <style:style style:name="T1" style:family="text">
      <style:text-properties style:font-name="Times New Roman" fo:font-size="9pt" style:font-size-asian="9pt" style:font-size-complex="9pt"/>
    </style:style>
    <style:style style:name="T2" style:family="text">
      <style:text-properties style:font-name="Times New Roman" fo:font-size="9pt" officeooo:rsid="0014c81a" style:font-size-asian="9pt" style:font-size-complex="9pt"/>
    </style:style>
    <style:style style:name="T3" style:family="text">
      <style:text-properties style:font-name="Times New Roman" fo:font-size="9pt" officeooo:rsid="0015ea43" style:font-size-asian="9pt" style:font-size-complex="9pt"/>
    </style:style>
    <style:style style:name="T4" style:family="text">
      <style:text-properties style:font-name="Times New Roman" fo:font-size="9pt" officeooo:rsid="00174ff1" style:font-size-asian="9pt" style:font-size-complex="9pt"/>
    </style:style>
    <style:style style:name="T5" style:family="text">
      <style:text-properties style:font-name="Times New Roman" fo:font-size="9pt" officeooo:rsid="0017e2f0" style:font-size-asian="9pt" style:font-size-complex="9pt"/>
    </style:style>
    <style:style style:name="T6" style:family="text">
      <style:text-properties style:font-name="Times New Roman" fo:font-size="9pt" officeooo:rsid="00183d6e" style:font-size-asian="9pt" style:font-size-complex="9pt"/>
    </style:style>
    <style:style style:name="T7" style:family="text">
      <style:text-properties style:font-name="Times New Roman" fo:font-size="9pt" officeooo:rsid="001bffb4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1">CONTRATO DE CONCESSÃO DE USO DE IMAGEM</text:span></text:span></text:p>
      <text:p text:style-name="Text_20_body"><text:span text:style-name="Strong_20_Emphasis"><text:span text:style-name="T1">Pelo presente instrumento particular, </text:span></text:span><text:span text:style-name="Strong_20_Emphasis"><text:span text:style-name="T2">Grupo de Interação Humano computador referente ao aplicativo podcast addicted</text:span></text:span><text:span text:style-name="Strong_20_Emphasis"><text:span text:style-name="T1">, com sede na </text:span></text:span><text:span text:style-name="Strong_20_Emphasis"><text:span text:style-name="T2">Faculdade do Gama da Universidade de Brasília </text:span></text:span><text:span text:style-name="Strong_20_Emphasis"><text:span text:style-name="T1">, neste ato representad</text:span></text:span><text:span text:style-name="Strong_20_Emphasis"><text:span text:style-name="T2">o</text:span></text:span><text:span text:style-name="Strong_20_Emphasis"><text:span text:style-name="T1"> na forma do seu contrato social, doravante designada como CONTRATANTE, e</text:span></text:span></text:p>
      <text:p text:style-name="Text_20_body"><text:span text:style-name="Strong_20_Emphasis"><text:span text:style-name="T1">Nome: ________________________________________, RG nº: __________________, residente e domiciliado em <text:s text:c="9"/>____________________, doravante designado (a) como CONTRATADO(A), <text:s/>têm, entre si, justo e contratado o seguinte:</text:span></text:span></text:p>
      <text:p text:style-name="Text_20_body"><text:span text:style-name="Strong_20_Emphasis"><text:span text:style-name="T1">1. Pelo presente instrumento particular e na melhor forma de direito, o (a) CONTRATADO (A) autoriza a CONTRATANTE, desde já, em caráter irretratável e irrevogável, a:</text:span></text:span></text:p>
      <text:p text:style-name="Text_20_body"><text:span text:style-name="Strong_20_Emphasis"><text:span text:style-name="T1">(a) utilizar e veicular as fotografias realizadas com o registro da imagem do(a) CONTRATADO(A) no “folder” sobre a CONTRATANTE, para fins de publicidade institucional e/ou de produtos, sem qualquer limitação de número de inserções e reproduções;</text:span></text:span></text:p>
      <text:p text:style-name="Text_20_body"><text:span text:style-name="Strong_20_Emphasis"><text:span text:style-name="T1">(c) utilizar as fotografias na produção de quaisquer materiais publicitários e promocionais para fins de divulgação do</text:span></text:span><text:span text:style-name="Strong_20_Emphasis"><text:span text:style-name="T3">s vídeos</text:span></text:span><text:span text:style-name="Strong_20_Emphasis"><text:span text:style-name="T1"> da CONTRATANTE, tais como, exemplificativamente, </text:span></text:span><text:span text:style-name="Strong_20_Emphasis"><text:span text:style-name="T3">vídeos para fins eduacaionais e institucionais</text:span></text:span><text:span text:style-name="Strong_20_Emphasis"><text:span text:style-name="T1">, dentre outros, a serem veiculados, no Brasil e/ou no exterior </text:span></text:span><text:span text:style-name="Strong_20_Emphasis"><text:span text:style-name="T3">para uma matéria IHC</text:span></text:span><text:span text:style-name="Strong_20_Emphasis"><text:span text:style-name="T1">, em quaisquer veículos </text:span></text:span><text:span text:style-name="Strong_20_Emphasis"><text:span text:style-name="T4">com esse objetivo</text:span></text:span><text:span text:style-name="Strong_20_Emphasis"><text:span text:style-name="T1">, formatos e mídia (televisão, cinema, mídias impressa e alternativa, etc.), sem limitação de número de inserções e reproduções;</text:span></text:span></text:p>
      <text:p text:style-name="Text_20_body"><text:span text:style-name="Strong_20_Emphasis"><text:span text:style-name="T1">(d) utilizar as fotografias </text:span></text:span><text:span text:style-name="Strong_20_Emphasis"><text:span text:style-name="T4">e filmagem</text:span></text:span><text:span text:style-name="Strong_20_Emphasis"><text:span text:style-name="T1"> para a produção de materiais </text:span></text:span><text:span text:style-name="Strong_20_Emphasis"><text:span text:style-name="T4">educacionais e institucioanis</text:span></text:span><text:span text:style-name="Strong_20_Emphasis"><text:span text:style-name="T1"> da CONTRATANTE a serem veiculados nas mesmas condições previstas na alínea anterior;</text:span></text:span></text:p>
      <text:p text:style-name="Text_20_body"><text:span text:style-name="Strong_20_Emphasis"><text:span text:style-name="T1">(e) utilizar as fotografias </text:span></text:span><text:span text:style-name="Strong_20_Emphasis"><text:span text:style-name="T4">e filmagens</text:span></text:span><text:span text:style-name="Strong_20_Emphasis"><text:span text:style-name="T1"> em veículos próprios da CONTRATANTE, tais como jornais, manuais de treinamento de funcionários, boletins, catálogos e quaisquer outros materiais a serem distribuídos entre </text:span></text:span><text:span text:style-name="Strong_20_Emphasis"><text:span text:style-name="T4">as partes da matéria para fins educacionais.</text:span></text:span></text:p>
      <text:p text:style-name="Text_20_body"><text:span text:style-name="Strong_20_Emphasis"><text:span text:style-name="T7">2</text:span></text:span><text:span text:style-name="Strong_20_Emphasis"><text:span text:style-name="T5">.</text:span></text:span><text:span text:style-name="Strong_20_Emphasis"><text:span text:style-name="T1"> Os materiais publicitários referidos na cláusula anterior serão produzidos para utilização pela CONTRATANTE .</text:span></text:span></text:p>
      <text:p text:style-name="Text_20_body"><text:span text:style-name="Strong_20_Emphasis"><text:span text:style-name="T7">3</text:span></text:span><text:span text:style-name="Strong_20_Emphasis"><text:span text:style-name="T5">.</text:span></text:span><text:span text:style-name="Strong_20_Emphasis"><text:span text:style-name="T1"> Pela concessão de autorização, objeto deste contrato, a CONTRATANTE paga, neste ato, ao CONTRATADO (A), </text:span></text:span><text:span text:style-name="Strong_20_Emphasis"><text:span text:style-name="T5">nenhum valor monetário sendo apenas pelo fim </text:span></text:span><text:span text:style-name="Strong_20_Emphasis"><text:span text:style-name="T1"><text:s/></text:span></text:span><text:span text:style-name="Strong_20_Emphasis"><text:span text:style-name="T5">educacional.</text:span></text:span></text:p>
      <text:p text:style-name="Text_20_body"><text:span text:style-name="Strong_20_Emphasis"><text:span text:style-name="T7">4</text:span></text:span><text:span text:style-name="Strong_20_Emphasis"><text:span text:style-name="T5">.</text:span></text:span><text:span text:style-name="Strong_20_Emphasis"><text:span text:style-name="T1"> A CONTRATANTE fica autorizada a executar livremente a montagem das fotografias e dos materiais </text:span></text:span><text:span text:style-name="Strong_20_Emphasis"><text:span text:style-name="T5">audiovisuais</text:span></text:span><text:span text:style-name="Strong_20_Emphasis"><text:span text:style-name="T1">, objeto deste contrato, podendo proceder aos cortes e às fixações necessárias, utilizando-as, no entanto, para os fins previstos neste instrumento, e responsabilizando-se pela guarda e pela utilização da obra final produzida.</text:span></text:span></text:p>
      <text:p text:style-name="Text_20_body"><text:span text:style-name="Strong_20_Emphasis"><text:span text:style-name="T7">5</text:span></text:span><text:span text:style-name="Strong_20_Emphasis"><text:span text:style-name="T5">.</text:span></text:span><text:span text:style-name="Strong_20_Emphasis"><text:span text:style-name="T1"> O presente contrato é firmado em caráter irretratável e irrevogável, pelo mesmo obrigando-se as partes, em todos os seus termos, por si, seus herdeiros e sucessores.</text:span></text:span></text:p>
      <text:p text:style-name="Text_20_body"><text:span text:style-name="Strong_20_Emphasis"><text:span text:style-name="T1">As partes, justas e contratadas, assinam o presente instrumento em </text:span></text:span><text:span text:style-name="Strong_20_Emphasis"><text:span text:style-name="T6">1</text:span></text:span><text:span text:style-name="Strong_20_Emphasis"><text:span text:style-name="T1"> (</text:span></text:span><text:span text:style-name="Strong_20_Emphasis"><text:span text:style-name="T6">uma</text:span></text:span><text:span text:style-name="Strong_20_Emphasis"><text:span text:style-name="T1">) via para um só efeito, na presença de </text:span></text:span><text:span text:style-name="Strong_20_Emphasis"><text:span text:style-name="T6">uma</text:span></text:span><text:span text:style-name="Strong_20_Emphasis"><text:span text:style-name="T1"> testemunha, para que produza os seus efeitos legais.</text:span></text:span></text:p>
      <text:p text:style-name="P1"><text:span text:style-name="Strong_20_Emphasis"><text:span text:style-name="T1">Local e data:</text:span></text:span></text:p>
      <text:p text:style-name="P1"><text:span text:style-name="Strong_20_Emphasis"><text:span text:style-name="T4">Faculdade do Gama de Universidade de Brasília, ______</text:span></text:span><text:span text:style-name="Strong_20_Emphasis"><text:span text:style-name="T1">____________________________</text:span></text:span></text:p>
      <text:p text:style-name="Text_20_body"><text:span text:style-name="Strong_20_Emphasis"><text:span text:style-name="T1">CONTRATANTE</text:span></text:span></text:p>
      <text:p text:style-name="Text_20_body"><text:span text:style-name="Strong_20_Emphasis"><text:span text:style-name="T1">___________________________________________</text:span></text:span></text:p>
      <text:p text:style-name="Text_20_body"><text:span text:style-name="Strong_20_Emphasis"><text:span text:style-name="T1">CONTRATADO (A)</text:span></text:span></text:p>
      <text:p text:style-name="Text_20_body"><text:span text:style-name="Strong_20_Emphasis"><text:span text:style-name="T1">___________________________________________</text:span></text:span></text:p>
      <text:p text:style-name="Text_20_body"><text:span text:style-name="Strong_20_Emphasis"><text:span text:style-name="T1">Testemunhas:</text:span></text:span></text:p>
      <text:p text:style-name="Text_20_body"><text:span text:style-name="Strong_20_Emphasis"><text:span text:style-name="T1">1ª) Ass. _________________________</text:span></text:span></text:p>
      <text:p text:style-name="Text_20_body"><text:span text:style-name="Strong_20_Emphasis"><text:span text:style-name="T1">Nome:</text:span></text:span></text:p>
      <text:p text:style-name="Text_20_body"><text:span text:style-name="Strong_20_Emphasis"><text:span text:style-name="T1">RG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 Awesome 5 Brands" svg:font-family="'Font Awesome 5 Brands'" style:font-pitch="variable"/>
    <style:font-face style:name="Ubuntu2" svg:font-family="Ubuntu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family-generic="swiss" style:font-pitch="variable"/>
    <style:font-face style:name="Ubuntu3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pt" fo:country="BR" style:letter-kerning="true" style:font-name-asian="Ubuntu3" style:font-size-asian="10.5pt" style:language-asian="zh" style:country-asian="CN" style:font-name-complex="Ubuntu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pt" fo:country="BR" style:letter-kerning="true" style:font-name-asian="Ubuntu3" style:font-size-asian="10.5pt" style:language-asian="zh" style:country-asian="CN" style:font-name-complex="Ubuntu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1" fo:font-family="Ubuntu" style:font-family-generic="swiss" style:font-pitch="variable" fo:font-size="14pt" style:font-name-asian="Ubuntu3" style:font-family-asian="Ubuntu" style:font-family-generic-asian="system" style:font-pitch-asian="variable" style:font-size-asian="14pt" style:font-name-complex="Ubuntu3" style:font-family-complex="Ubuntu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/>
      <style:paragraph-properties fo:margin-top="0cm" fo:margin-bottom="0.247cm" loext:contextual-spacing="false" fo:line-height="100%" fo:text-align="justify" style:justify-single-word="false" style:page-number="auto" fo:background-color="transparent" style:shadow="non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3:39:09.776074539</meta:creation-date>
    <dc:date>2018-10-08T14:29:26.791615870</dc:date>
    <meta:editing-duration>PT17M52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424" meta:character-count="3066" meta:non-whitespace-character-count="2654"/>
  </office:meta>
</office:document-meta>
</file>